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5.027cm" fo:break-before="auto" style:use-optimal-row-height="true"/>
    </style:style>
    <style:style style:name="ro23" style:family="table-row">
      <style:table-row-properties style:row-height="3.159cm" fo:break-before="auto" style:use-optimal-row-height="true"/>
    </style:style>
    <style:style style:name="ro24" style:family="table-row">
      <style:table-row-properties style:row-height="7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48pt" fo:language="en" fo:country="US" style:font-name-asian="Arial" style:font-size-asian="48pt" style:language-asian="en" style:country-asian="US" style:font-name-complex="Tahoma1" style:font-size-complex="48pt" style:language-complex="en" style:country-complex="U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4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8pt" style:language-asian="en" style:country-asian="US" style:font-style-asian="normal" style:font-weight-asian="normal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5">
            <text:p>0630 <text:s/>173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5">
            <text:p>0630 <text:s/>173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5">
            <text:p>0630 <text:s/>173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5">
            <text:p>0630 <text:s/>173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8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19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4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6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7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9">
            <text:p>0630 <text:s/>17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9">
            <text:p>0630 <text:s/>173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9">
            <text:p>0630 <text:s/>173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9">
            <text:p>0630 <text:s/>173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29">
            <text:p>0630 <text:s/>173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30T17:30:19.3">
            <text:p>0630 <text:s/>173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30T17:30:19.3">
            <text:p>2021/6/30 17:3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30T17:30:19.3">
            <text:p>0630 <text:s/>1730</text:p>
          </table:table-cell>
          <table:table-cell table:style-name="ce7" table:formula="of:=NOW()" office:value-type="date" office:date-value="2021-06-30T17:30:19.3">
            <text:p>0630 <text:s/>173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30T17:30:19.3">
            <text:p>0630 <text:s/>173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38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">
            <text:p>0630 <text:s/>173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2" office:value-type="string" table:number-columns-spanned="2" table:number-rows-spanned="1">
            <text:p>yawm'al'dhamaI / a'raabiAI / h^uzayi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21" office:value-type="string" table:number-columns-spanned="2" table:number-rows-spanned="1">
            <text:p>chaharoom / juw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3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21" office:value-type="string">
            <text:p>al'xaamis / h^aziyra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21" office:value-type="string">
            <text:p>dhuw'an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4">
            <text:p>0630 <text:s/>17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21"/>
          <table:table-cell table:style-name="ce21" office:value-type="string">
            <text:p>yesterday, it was the seve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21" office:value-type="string">
            <text:p>ishraba / al'qah'wata</text:p>
          </table:table-cell>
          <table:table-cell table:style-name="ce21" office:value-type="string">
            <text:p>i drink coffe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6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21" office:value-type="string">
            <text:p>kah'we / mei-nuw'sha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21" office:value-type="string" table:number-columns-spanned="2" table:number-rows-spanned="1">
            <text:p>사랑에서 떠나서는 안된다.</text:p>
          </table:table-cell>
          <table:covered-table-cell table:style-name="ce21"/>
          <table:table-cell table:style-name="ce23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21" office:value-type="string" table:number-columns-spanned="2" table:number-rows-spanned="1">
            <text:p>사랑의 대신이 될 수 있는 건, 이 우주에서는 없다.</text:p>
          </table:table-cell>
          <table:covered-table-cell table:style-name="ce21"/>
          <table:table-cell table:style-name="ce23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0001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21"/>
          <table:table-cell table:style-name="ce21" office:value-type="string">
            <text:p>it was wednesday, the nin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21" office:value-type="string">
            <text:p>akala'l'ruzi / anahum / ya'akuluwna'l'uruza. / kadzaalika</text:p>
          </table:table-cell>
          <table:table-cell table:style-name="ce21" office:value-type="string">
            <text:p>I eat rice. they eat rice, as well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7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21" office:value-type="string">
            <text:p>ghadzoo[food / xuwr[eat</text:p>
          </table:table-cell>
          <table:table-cell table:style-name="ce21" office:value-type="string">
            <text:p>cats eat foo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4">
            <text:p>4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1T16:13:52.14">
            <text:p>0611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nó tốt. bạn đang làm tốt. / vui lòng làm điều đó. / vui lòng tiếp tục nó. / vui lòng làm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là không tốt. / điều đó là tồi tệ. / xin đừng[do-not làm điều đó. / làm ơn, đừng nó lại[again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 office:value-type="string">
            <text:p>it is not good. it is bad. please don't do it. please stop it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크로만. 미케는 결국 오지 않았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에게 고체도 준 후, 나는 공원을 나서 수영장 서 쪽으로 간다. / 혀를 울렸지만, 미케는 오지 않는다. / 곡원으로 돌아 시작한다. / 내가 수영장의 동남 구석에 도착할 무렵에 크로가 그 구석에서 옹벽 위에 이 쪽으로 걸어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ziesiąty czerwca.</text:p>
          </table:table-cell>
          <table:table-cell table:style-name="ce21" office:value-type="string" table:number-columns-spanned="2" table:number-rows-spanned="1">
            <text:p>it was thursday, the tenth of june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49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wczoraj znowu inny nowy kształt ust. to znalazłem[found. / sprawiam[make trzy mięśni napięte. są to, jedna pod tuż dolną wargę, a dwie mięśni <text:s/>, które znajdują[located się w kącikach[corners ust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اشر من حزيران.</text:p>
          </table:table-cell>
          <table:table-cell table:style-name="ce21"/>
          <table:table-cell table:style-name="ce21" office:value-type="string">
            <text:p>it was thursday, the tenth of june.</text:p>
          </table:table-cell>
          <table:table-cell table:style-name="ce23"/>
          <table: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دهم ماه ژوئ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ستخدم الدراجة كل يوم.</text:p>
          </table:table-cell>
          <table:table-cell table:style-name="ce21" office:value-type="string">
            <text:p>astax'dimu / a'daraadhata / kul / yaomen</text:p>
          </table:table-cell>
          <table:table-cell table:style-name="ce21" office:value-type="string">
            <text:p>I use bicycl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من هر روز فلوت ژاپنی می زنم.</text:p>
          </table:table-cell>
          <table:table-cell table:style-name="ce21" office:value-type="string">
            <text:p>har / fluwt / dhapaniy / miy'zanam</text:p>
          </table:table-cell>
          <table:table-cell table:style-name="ce21" office:value-type="string">
            <text:p>I play japanese flute,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5T11:26:56.06">
            <text:p>0615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hai đến tầng ba không? / và, ở đó hãy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v2-60</text:p>
          </table:table-cell>
          <table:table-cell table:style-name="ce18" office:value-type="string">
            <text:p>máu đang chảy từ canh tay của bạn. / máu đang chảy từ chân của bạn. / máu đang chảy ra từ mặt. / anh ấy bị ngã ở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頭から血が出ている。顔から、血が出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를 안아하면서 옹벽으로 돌아가기. / 크로를 올릴 때 미케는 때 항상 내 옆에 있어서, 올리기를 기다리고 있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1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옛날, 한 마리 개를 사육하고 있었다. / 이름은 "지로" 있었다.</text:p>
          </table:table-cell>
          <table:table-cell table:style-name="ce21" office:value-type="string">
            <text:p>昔、犬を飼っていました。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 개는 여성이었다. / 그럼에도 불구하고, <text:s/>이름은 "지로". 이 "지로" 는 남자에게 붙일 것이다. / 더욱, 당시, 나는 "지로" 라고 붙인 것을 한 번도 이상하다고 생각했던 기억이 없어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lek, czter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 "kan"-u. wczoraj, "kan" na piątym dziurze, to rozległ się przyjemno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eśniej, sluchałem polskich piosenek, które opowiadają o historię polskiej niepodległości. / spłakałem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رابع عشر من حزيران.</text:p>
          </table:table-cell>
          <table:table-cell table:style-name="ce21" office:value-type="string" table:number-columns-spanned="2" table:number-rows-spanned="1">
            <text:p>h^aziyraa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چهارده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2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هر روز الکل می نوشم</text:p>
          </table:table-cell>
          <table:table-cell table:style-name="ce21" office:value-type="string">
            <text:p>alkol / miy'nuwsham</text:p>
          </table:table-cell>
          <table:table-cell table:style-name="ce21" office:value-type="string">
            <text:p>I drink alcohol every 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12">
            <text:p>1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был понедельник, четырнадцатого июня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8T08:00:31.87">
            <text:p>0618</text:p>
          </table:table-cell>
          <table:table-cell table:style-name="ce9" office:value-type="string">
            <text:p>v1-59</text:p>
          </table:table-cell>
          <table:table-cell table:style-name="ce18" office:value-type="string">
            <text:p>nó không tốt. điều đó thật[true tồi[bad~1 tệ.</text:p>
          </table:table-cell>
          <table:table-cell table:style-name="ce21" office:value-type="string" table:number-columns-spanned="2" table:number-rows-spanned="1">
            <text:p>it is not good. it is bad. please don't do it. please stop i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2">
            <text:p>2</text:p>
          </table:table-cell>
          <table:table-cell table:style-name="ce6"/>
          <table:table-cell table:style-name="ce9" office:value-type="string">
            <text:p>v2-58</text:p>
          </table:table-cell>
          <table:table-cell table:style-name="ce18" office:value-type="string">
            <text:p>nó tốt. bạn đang làm thật tốt. / vui lòng làm nó. / hãy tiếp tục nó. / vui lòng làm nó lại.</text:p>
          </table:table-cell>
          <table:table-cell table:style-name="ce21" office:value-type="string" table:number-columns-spanned="2" table:number-rows-spanned="1">
            <text:p>it is good. you are doing well. please do it. please continue it. / please do it again.</text:p>
          </table:table-cell>
          <table:covered-table-cell table:style-name="ce21" office:value-type="string">
            <text:p>it is good. you are doing well. please do it. please continue it. / please do it again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옆의 옹벽에. / 좀 크로와 함께 "뒹굴"을 한 후 미케의 곳으로 가려했다. / 그러자 도중까지 왔었던 미케가 갑자기 대단한 <text:s/>속도로 달리기 시작해 옹벽으로 돌아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ied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"uderzenia palcem". główna dziura, i jego sąsiednie dziury. / główne dziury, w przypadku wczoraj, to są dziurą siódmą, szóstą, i trzecią. / siódma i szósta dziury, dla nich, sąsiednia niższa dziura. / dla trzeciej, sąsienia wyższa dziur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9T08:39:59.45">
            <text:p>0619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có thể đi lên từ tầng hai đến tầng ba không? và, ở đó, vui lòng đập vào tường.</text:p>
          </table:table-cell>
          <table:table-cell table:style-name="ce21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cái sợy dây này là rất nhẹ. / bạn có thể có nó một mình. / bạn có thể mang nó qua đó không? / tấm ván này là rất nặng. Bạn không cần phải di chuyển nó bây giờ. / vui lòng cùng nhau di chuyển nó sau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4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계단 근처의 옹벽에. / 계단에서 크로만 "뒹굴"을 한 후 크로를 안아하고 "평평구역"으로 갔다. / 거기에 크로를 내리고, 미케에 마사지를 하려고 했다. / 그러자 크로가 기침을 하기 시작했다. / 그래서 일단 마사지를 중단해 크로의 등을 마사지 했다. / 기침은 곧 그쳤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osiem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/ z piątej dziury aż do siódmego / dziury z piątego aż do zero. zaczynanie[start każdego dźwięki na każdej dziurze, w przypadku dźwięki "o-zu"-u, to przychodzi bardziej gładko[smoothly, w stosunku[relation do poprzednich[previous sesji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ثامن عشر من حزيران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جدهم ماه ژوئن بود.</text:p>
          </table:table-cell>
          <table:table-cell table:style-name="ce21" office:value-type="string" table:number-columns-spanned="2" table:number-rows-spanned="1">
            <text:p>hedh'daho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ما اسمك؟ اشكرك.</text:p>
          </table:table-cell>
          <table:table-cell table:style-name="ce21" office:value-type="string">
            <text:p>ism'ka / ushkur'ka</text:p>
          </table:table-cell>
          <table:table-cell table:style-name="ce21" office:value-type="string">
            <text:p>what is your name? thank you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5">
            <text:p>0630 <text:s/>173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اسم شما چيست؟متشکرم</text:p>
          </table:table-cell>
          <table:table-cell table:style-name="ce21" office:value-type="string">
            <text:p>ism / shumaa[name / chiyst / muta'shakkiram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7">
            <text:p>0630 <text:s/>173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0T08:44:48.12">
            <text:p>0620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là rất nặng. / bạn không cần phải di chuyển nó. / hãy sau cùng nhao di chuyển nó.</text:p>
          </table:table-cell>
          <table:table-cell table:style-name="ce21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7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 dây được[get kéo[pull căng[stretch. / bạn có thể ngã xuống. / nguy hiểm.</text:p>
          </table:table-cell>
          <table:table-cell table:style-name="ce21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21" office:value-type="string">
            <text:p>ここには、ロープが張られていない。落ちます。危険です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7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비가 내리고 있었다. / (1) 크로 : 비가 내리고 있었지만, 지상에 내려왔다. 가볍게 몸을 두드려, 즉시 옹벽으로 돌렸다. / 페이스트를 가방에서 꺼내려고 있었으면, 크로가 기침을 하기 시작했다. / 놀라, 옹벽에 매달려, 한 손으로 크로의 등을 어루만졌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57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(2) 미케 : 고체를 준 후 즉시 지상에 내리고 와서 버렸다. / 우산을 간단하게 옹벽에 두고, 미케에게 마사지를 하기 시작했다. <text:s/>/ 얼마 후, <text:s/>우산이 떨어져왔다. 그러자 미케는 대단한 기세로 계단 방향으로 달려 갔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więćna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(1) dźwięki "ozu"-u. każdy dźwięk. sposób wydmuchania. zaczynam[start od bardzo małej głośności[volume, a stopniowo[gradually, ją zwiększam[enlarge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(2) dźwięki "kan"-u : te w drugich i trzecich dziurach. przejście[transition od "ozu"-u do "kan"-u, to poszło[went gładko[smoothly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1T09:41:18.81">
            <text:p>0621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ra từ cánh tay của bạn. / giống nhao, từ chân của bạn. / anh ấy bị ngã xuống đén tầng dưới.</text:p>
          </table:table-cell>
          <table:table-cell table:style-name="ce21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của anh ấy bị sưng lên. / anh ta đạp miệng vào thanh sắt.</text:p>
          </table:table-cell>
          <table:table-cell table:style-name="ce21" office:value-type="string" table:number-columns-spanned="2" table:number-rows-spanned="1">
            <text:p>his mouth got swollen. he hit his mouth on the iron ba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2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크로 : 계단 아래 삼각형의 소공간에서 나왔다. / (2) 미케 : 크로가 상기의 공간에서 남 쪽에 나왔던 무렵, 미케도 그 장소에 도착했다. / (3) 미케에 마사지를 시작하면, 크로는 떠난다. 한 두 번 미케에게 마사지를 한 후 나는 옹벽으로 걷기 시작했다. / (4) 크로를 안아하고 옹벽으로. (5) 크로, 다음으로,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3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k, dwudzie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3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wydmuchanie dźwięków. / (2) w ostatniej chwili czasu ćwiczeń, w najbardziej ostatniej, wychodzi jedny dobrze brzmiący[sounding dźwięk "kan"-u. / (3) kształt ust dla tego dźwięku : pionowy[vertical owalny kształt. rozmiar[size to, w porównaniu[comparison do wcześniej rozmiaru, więk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3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2">
            <text:p>9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2T10:14:54.03">
            <text:p>0622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3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2">
            <text:p>2</text:p>
          </table:table-cell>
          <table:table-cell table:style-name="ce6"/>
          <table:table-cell table:style-name="ce9" office:value-type="string">
            <text:p>v2-50</text:p>
          </table:table-cell>
          <table:table-cell table:style-name="ce18" office:value-type="string">
            <text:p>nó thực sự đã xảy ra? / anh ấy ngã xuống sàn. / nó là rất trơn.</text:p>
          </table:table-cell>
          <table:table-cell table:style-name="ce21" office:value-type="string" table:number-columns-spanned="2" table:number-rows-spanned="1">
            <text:p>it really happened? / he fell down on the floor. it is slippe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5">
            <text:p>0630 <text:s/>173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3">
            <text:p>3</text:p>
          </table:table-cell>
          <table:table-cell table:style-name="ce6"/>
          <table:table-cell table:style-name="ce9" office:value-type="string">
            <text:p>c1</text:p>
          </table:table-cell>
          <table:table-cell table:style-name="ce19" office:value-type="string">
            <text:p>សួស្តី។</text:p>
          </table:table-cell>
          <table:table-cell table:style-name="ce21" office:value-type="string">
            <text:p>soos'dai</text:p>
          </table:table-cell>
          <table:table-cell table:style-name="ce21" office:value-type="string">
            <text:p>hello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5">
            <text:p>0630 <text:s/>173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4">
            <text:p>4</text:p>
          </table:table-cell>
          <table:table-cell table:style-name="ce6"/>
          <table:table-cell table:style-name="ce9" office:value-type="string">
            <text:p>c2</text:p>
          </table:table-cell>
          <table:table-cell table:style-name="ce19" office:value-type="string">
            <text:p>សូមអរគុណ។</text:p>
          </table:table-cell>
          <table:table-cell table:style-name="ce21" office:value-type="string">
            <text:p>soum au'kon</text:p>
          </table:table-cell>
          <table:table-cell table:style-name="ce21" office:value-type="string">
            <text:p>thank you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5">
            <text:p>0630 <text:s/>173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5">
            <text:p>5</text:p>
          </table:table-cell>
          <table:table-cell table:style-name="ce6"/>
          <table:table-cell table:style-name="ce9" office:value-type="string">
            <text:p>c3</text:p>
          </table:table-cell>
          <table:table-cell table:style-name="ce19" office:value-type="string">
            <text:p>សូម។</text:p>
          </table:table-cell>
          <table:table-cell table:style-name="ce21" office:value-type="string">
            <text:p>soum</text:p>
          </table:table-cell>
          <table:table-cell table:style-name="ce21" office:value-type="string">
            <text:p>pleas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5">
            <text:p>0630 <text:s/>173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6">
            <text:p>6</text:p>
          </table:table-cell>
          <table:table-cell table:style-name="ce6"/>
          <table:table-cell table:style-name="ce9" office:value-type="string">
            <text:p>c4</text:p>
          </table:table-cell>
          <table:table-cell table:style-name="ce20" office:value-type="string">
            <text:p>អ្នក.មានចិត្ត.ល្អ.។ </text:p>
          </table:table-cell>
          <table:table-cell table:style-name="ce21" office:value-type="string">
            <text:p>njak njen cha.k'loo</text:p>
          </table:table-cell>
          <table:table-cell table:style-name="ce21" office:value-type="string">
            <text:p>you are kin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5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7">
            <text:p>7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내가 옹벽에 도착할 까지 지상에 내려오지 않았다. / (1) 미케 : 내려왔지만, 내가 먼저 크로에게 페이스트를 주려고 하면, 자신도 보도 쪽으로 가서 옹벽에 올라왔다. 이어 내가 그녀를 안아하고 지상에 내려했지만, 잠시 후 다시 옹벽으로 돌아가서 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6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8">
            <text:p>8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2) 크로는 내려오지 않았다. (3) 미케 : 고체를 먹고 있던 때. 나는 비닐 봉지를 팔에 갖고 있었는데, 이 봉지가 거칠거칠 소리를 냈다. 그러자 미케는 옹벽 뒤 쪽, 울타리 바로 <text:s/>앞에 물러났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8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9">
            <text:p>9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pierwsz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8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10">
            <text:p>10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jedna kompozycja (2) ćwiczenie "kan"-u. (3) zauważyłem[noticed : kształt ust --&gt; górna warga, to jest lekko obniżona[lowered, trochę bardziej okrągła[round. (4) kształt wargi dolnej : obu[both strony obok[beside części środkowej, napinasz[tighten je, aby się podniosły[ris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8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3T12:06:54.98">
            <text:p>0623</text:p>
          </table:table-cell>
          <table:table-cell table:style-name="ce9" office:value-type="string">
            <text:p>v1-49</text:p>
          </table:table-cell>
          <table:table-cell table:style-name="ce18" office:value-type="string">
            <text:p>tại[in sao[how mũi[nose anh ấy lại chảy máu?</text:p>
          </table:table-cell>
          <table:table-cell table:style-name="ce21" office:value-type="string" table:number-columns-spanned="2" table:number-rows-spanned="1">
            <text:p>why his nose is bleeding? / because an iron rod fell on his nose 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8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2">
            <text:p>2</text:p>
          </table:table-cell>
          <table:table-cell table:style-name="ce6"/>
          <table:table-cell table:style-name="ce9" office:value-type="string">
            <text:p>v1-48</text:p>
          </table:table-cell>
          <table:table-cell table:style-name="ce18" office:value-type="string">
            <text:p>tại sao đầu anh ấy đang chảy máu? anh ta đánh đầu vào đâu? khi nào?</text:p>
          </table:table-cell>
          <table:table-cell table:style-name="ce21" office:value-type="string" table:number-columns-spanned="2" table:number-rows-spanned="1">
            <text:p>why his head is bleeding? where did he hit his head, whe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68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"평평 장소" 에 도달할 무렵, 먼저 크로, 곧 이어, 미케가 달려왔다. / 잠시 마사지. / 돌아가기. 크로를 안아하고 옹벽으로. 크로, 그리고 미케를 올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2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wtorek, dwudziesty drugi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2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sposób dla dźwięków "kan"-u. / użyłem tego sposób, który zauważyłem w przedostatniej sesji, tzn., w dwóch sesjach temu. (2) w tej sesji, czułem się, że otwierałem[opened moją usta raczej duże, ale wczoraj, czułem się, że nie tak duż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2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5T09:03:02.05">
            <text:p>0625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có một cái lỗ ơ đây. / nguy hiểm. / đặt một bảng, như thế này.</text:p>
          </table:table-cell>
          <table:table-cell table:style-name="ce21" office:value-type="string" table:number-columns-spanned="2" table:number-rows-spanned="1">
            <text:p>ここに穴があります。危ないです。板を置きます。このように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2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v2-46</text:p>
          </table:table-cell>
          <table:table-cell table:style-name="ce18" office:value-type="string">
            <text:p>bạn đi về phía trước. / bạn quay sang trái. / và, bạn rẽ sang phải. / ở đó, có một nhà vệ sinh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6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즉시 내려왔다. (2) 미케는 잠시 옹벽 위에서 울고 있다. 나는 그녀 뒷다리를 가볍게 드린다. 미케는 내려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6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czwar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6">
            <text:p>0630 <text:s/>173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podobny procesja. każdy dźwięk, kompozycja, w końcu, dźwięki "kan"-u. (2) o "kan"-e : znowu, kolejny sposób wydmuchania. &lt;1&gt; dolna warga, mięśni w dolnej części której, napinasz[tighten te w kierunku[direction zewnętrznym[outward. &lt;2&gt; te w górnej części ktrórej, napinasz te w kierunku wewnątrznym[inward. &lt;3&gt; punkty końcowe mięśni, te znajdują[find się nieco[somewhat wewnątrzy w kącikach[corner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رابع عشرين من حزيران</text:p>
          </table:table-cell>
          <table:table-cell table:style-name="ce21"/>
          <table:table-cell table:style-name="ce21" office:value-type="string">
            <text:p>it was thursday, the twenty-forth of jun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یست و چهار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یروز باران نیامد.</text:p>
          </table:table-cell>
          <table:table-cell table:style-name="ce21" office:value-type="string">
            <text:p>na'yama[not come</text:p>
          </table:table-cell>
          <table:table-cell table:style-name="ce21" office:value-type="string">
            <text:p>it did not rain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شتريت تذكرة قطار أمس.</text:p>
          </table:table-cell>
          <table:table-cell table:style-name="ce21" office:value-type="string" table:number-columns-spanned="2" table:number-rows-spanned="1">
            <text:p>ishtaraytu[bought / ta'kirata[ticket / qit^aari[train / amsen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 че'тверг, два'дцать четве'&lt;jo&gt;ртое ию'н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че'ра, не сде'лал[do иссле'довательской[of-research де'ятельностью[activities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7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6T13:38:19.32">
            <text:p>0626</text:p>
          </table:table-cell>
          <table:table-cell table:style-name="ce9" office:value-type="string">
            <text:p>v1-45</text:p>
          </table:table-cell>
          <table:table-cell table:style-name="ce18" office:value-type="string">
            <text:p>tôi khát nước. / tôi có thể uống nước ở đâu? / có chỗ[room để uống nước không? / cung[provide~1 cấp nước.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9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tay anh ấy không? / vui lòng nắm thân hình của anh ấy.</text:p>
          </table:table-cell>
          <table:table-cell table:style-name="ce21" office:value-type="string" table:number-columns-spanned="2" table:number-rows-spanned="1">
            <text:p>can you hold his arm? please hold his bod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9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모두, 먼저, 지상에 내려오지 않는다. / (2) 조금 전에 발견했던 것이지만, 집으로 돌아가면, 아래팔에서 지렁이붓기 같은 상태로 되고 있다. 양아래팔, 안쪽. &lt;1&gt; 한 번, 크로만을 옹벽으로 올렸던 것이 있었다. 그 밤에도 이 지렁이 붓기는 생겼다. 그래서 원인은 크로 일거라고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9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79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ażdy dźwięk, kompozycja, dźwięki "kan"-u. / (2) nowy rzecz : za pierwszym razem dla "kan"-u. wargi się męczą[get-tired. jak dotąd[so-far, zawsze, kończę samą sesję, gdy[when usta się zmęczą. &lt;2&gt; wczoraj, zamiast[instead~1 tego, <text:s/>ćwiczyłem technikę trylu, w zakresie[range "o-du"-u. &lt;3&gt; a potem, po chwili, wznowiłem[resumed ćwiczenia "kan"-u. &lt;4&gt; usta wydawały[seemed się być z powrotem[back~z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2:58:16.77">
            <text:p>0627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muốn nghỉ ngơi. / anh ấy nói rằng, anh ấy không được khỏe.</text:p>
          </table:table-cell>
          <table:table-cell table:style-name="ce21" office:value-type="string" table:number-columns-spanned="2" table:number-rows-spanned="1">
            <text:p>he says he wants to have a rest. / he says he is not feeling well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2</text:p>
          </table:table-cell>
          <table:table-cell table:style-name="ce18" office:value-type="string">
            <text:p>ngày nghỉ. bạn đang làm gì đấy?</text:p>
          </table:table-cell>
          <table:table-cell table:style-name="ce21" office:value-type="string" table:number-columns-spanned="2" table:number-rows-spanned="1">
            <text:p>休みの日。何をしま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">
            <text:p>0630 <text:s/>173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가 계단 바로 아래의 옹벽에 있었다. 내가 계단 앞으로 도달할 무렵, 한 개 그림자가 움직였다. 크로가 내리고 온다. 잠시 "뒹굴". (2) "평평 장소"으로 가서도, 미케는 오지 않는다. (3) 크로를 옹벽에 올린다. 이 때, 희미하게, 고양이의 목소리가 들린다. (4) 크로에게 페이스트를 준 후, 미케의 목소리가 들려온다. &lt;2&gt; 한 남자가 도로 반대편의 아파트의 입구에 있다. 그는 고양이의 목소리가 오는 장소를 보고 있다. &lt;3&gt; 이 번엔 목소리를 더 크다. (5) 나는 목소리 장소으로 간다. 그 장소는 쓰레기장의 뒷면. (6) 내가 가까워지면, 미케는 움직인다. &lt;2&gt; 그 자리에서 보고 서 쪽에서 있는 주차장. 거기에 간다. &lt;3&gt; 자동차 아래으로 들어 버린다. &lt;4&gt; 포기하고 공원으로 돌아보면, 크로는 공원 남 쪽의 출입구에 있다. <text:s/>그녀를 안아하고 옹벽으로 돌아갔다. 그러자 미케가 돌출 울타리에서 나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5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wudziesty szós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5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trzy kategorie ćwiczenia, jak zwykle. (2) jedna myśl : metodyka zastosowana w szkoleniu Hanon-ie, tzn., jak-robot powtarzanie manewrów. &lt;2&gt; nie będę stosować tej metodologii. tylko, na przykład, tryle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5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3&gt; ćwiczę na dziurach, n.p., szóstym i piątym. jeśli uważam to za zabawne. &lt;4&gt; a potem, możliwe, chciałbym spróbować na innych dziurach. &lt;5&gt; w tym momencie, może wyglądam pracować w metodologii Hanon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5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7T14:14:59.480001">
            <text:p>0627</text:p>
          </table:table-cell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생각 : (1) 학교 시대의 친구들과는 이미 연락을 취하고 있지 않다. 이미 이십 년 이상. &lt;2&gt; 어머니와는 어머니의 집에 살아있기 때문에 얼굴을 보면, 한 두 개 말을 한다. 하지만, 아버지, 오빠, 동생과는 아무것도 연락은 없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88">
            <text:p>0630 <text:s/>173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 table:number-columns-spanned="3" table:number-rows-spanned="1">
            <text:p>(2) 세상의 모든 사람. 내 주위에 있는 사람들. 그들은 거의 모두 학력에 따라 사회 속의 자신의 위치를 결정하고 있는 것이다. &lt;2&gt; 학력이 신분과 같은 의미를 갖고 있다. (3) 한편, 내가 항상 생각하는 것은, 다음과 같다 : (어떻게 설명할까) <text:s/>&lt;1&gt; 예로, 난독증. 그들은 책을, 그대로의 형태로는 읽을 수 없다. &lt;2&gt; 하지만, 문자들을 색을 붙이면, 읽을 수 있는 경우도 있다. &lt;3&gt; 혹은, 스마트 폰의 앱을 사용해, 낭독을 들으면, 알 수 있을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5</text:p>
          </table:table-cell>
          <table:table-cell table:style-name="ce18" office:value-type="string" table:number-columns-spanned="3" table:number-rows-spanned="1">
            <text:p>(4) 이와 같이, 학습 방법, 더 구체적으로 말하면, 읽기 방법, 더 좀 추상적인 행위에 대해 말하면, 이해하는 것 자체에 관한 방법. &lt;2&gt; 그 방법에는 몇 가지 경로가 있다. 라고, 나는 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32">
            <text:p>1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0:21:29.55">
            <text:p>0628</text:p>
          </table:table-cell>
          <table:table-cell table:style-name="ce9" office:value-type="string">
            <text:p>v1-41</text:p>
          </table:table-cell>
          <table:table-cell table:style-name="ce18" office:value-type="string">
            <text:p>bạn có tiền không? / bạn có tiền bao nhiêu / tôi đã đánh rơi chiếc ví. / bạn đã nhặt được ví của mình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">
            <text:p>0630 <text:s/>1730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2">
            <text:p>2</text:p>
          </table:table-cell>
          <table:table-cell table:style-name="ce6"/>
          <table:table-cell table:style-name="ce9" office:value-type="string">
            <text:p>v2-39</text:p>
          </table:table-cell>
          <table:table-cell table:style-name="ce18" office:value-type="string">
            <text:p>cần phải mất hai giờ nữa. / tôi xin rất lỗi.</text:p>
          </table:table-cell>
          <table:table-cell table:style-name="ce21" office:value-type="string" table:number-columns-spanned="2" table:number-rows-spanned="1">
            <text:p>it takes another 2 hours. / I am sorr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4">
            <text:p>134</text:p>
          </table:table-cell>
          <table:table-cell table:style-name="ce3" table:formula="of:=[.B1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크로는 다시 계단 아래 옹벽에. (2) 미케는 먼저 좀처럼 내려오지 않다. &lt;2&gt; 내가 그녀를 안아하고 내렸다. / (2) 미케가 오면, 크로는 옹벽으로 돌아갔다. &lt;2&gt; 크로에게 먼저 페이스트. 그리고 미케에게 마사지. &lt;3&gt; 미케는 마사지 때, 한 자리에서 머물지 않고 즉시 방향을 바꾼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1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a, dwudziesty siód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1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kan"-u. kolejny nowy sposób wydmuchania. chodzi o dolną wargę. &lt;2&gt; mięśni pod dolną wargę, napinasz[tighten tych, aby dolna warga została podniesiona[raised. &lt;3&gt; a potem, następnie, odniżasz[lower dolną wargę, czyli, środkową część wargi. &lt;4&gt; teraz, krawędź[edge twojej dolnej wargi ma kształt litery 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1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(2) jak napinać środkową część? &lt;2&gt; część środkowa zarówno dolnej wargi, jak i górnej. spróbujesz[try je poszerzyć[widen w pionie[vertical. &lt;3&gt; kiedy spróbujesz poszerzyć górną wargę, automatycznie, dolna warga również zostaje opuszczona[lowered. &lt;4&gt; to zjawisko[phenomena wydaje się być jednym z mechanizmów ludzkiego ciał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1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8T17:29:20.95">
            <text:p>0628</text:p>
          </table:table-cell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언제 있었는지, 도서관에서 한 권 책을 빌려왔다. &lt;2&gt; 상대성 이론의 입문서. 그 책 속에서 몇 가지 나왔던 수식들의 하나로, 다음과 같은 것이 있었다 : <text:s/>(2) 그 수식은 사차원 공간 속을 운동하는 물체에 대한 방정식 이었다. &lt;2&gt; 말을 사용해 서술하면, 그 물체의 속도와 가속도의 내적(inner product : 영어) 이 제로임을 나타내어 있다.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3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 table:number-columns-spanned="3" table:number-rows-spanned="1">
            <text:p>(3) 어떠한 운동의 경우 내적이 제로가 되는가라고 <text:s/>하면, 물체가 원 운동을 할 때, 내적은 제로가 된다. (4) 즉, 그 물체는 사차원 공간 속을 원 운동을 하고 있는 것을 나타내고 있다. &lt;2&gt; 여기에서 좀 해석을 붙여 더욱 설명하면, 그 물체는 미래에 향해 운동하면, 언젠가, 과거에 도달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3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0">
            <text:p>14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29T09:08:12.280001">
            <text:p>0629</text:p>
          </table:table-cell>
          <table:table-cell table:style-name="ce9" office:value-type="string">
            <text:p>v1-47</text:p>
          </table:table-cell>
          <table:table-cell table:style-name="ce18" office:value-type="string">
            <text:p>ơ đây, có một cái lỗ. nguy hiểm. / tôi sễ đặt một bảng.</text:p>
          </table:table-cell>
          <table:table-cell table:style-name="ce21" office:value-type="string" table:number-columns-spanned="2" table:number-rows-spanned="1">
            <text:p>ここに穴があります。危ないです。板を置き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2">
            <text:p>2</text:p>
          </table:table-cell>
          <table:table-cell table:style-name="ce6"/>
          <table:table-cell table:style-name="ce9" office:value-type="string">
            <text:p>v2-38</text:p>
          </table:table-cell>
          <table:table-cell table:style-name="ce18" office:value-type="string">
            <text:p>tôi đang đi tới bệnh viện. / tôi sễ gọi cấp cứu.</text:p>
          </table:table-cell>
          <table:table-cell table:style-name="ce21" office:value-type="string" table:number-columns-spanned="2" table:number-rows-spanned="1">
            <text:p>病院に行きます。救急車を呼び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3">
            <text:p>3</text:p>
          </table:table-cell>
          <table:table-cell table:style-name="ce6"/>
          <table:table-cell table:style-name="ce9" office:value-type="string">
            <text:p>v3-61</text:p>
          </table:table-cell>
          <table:table-cell table:style-name="ce18" office:value-type="string">
            <text:p>tôi bị ngộ[poisoning~1 độc thực[nourishment~1 phẩm. / bạn đã ăn gì sáng nay? / tôi đã ăn rau[vegetable diếp[lettuce</text:p>
          </table:table-cell>
          <table:table-cell table:style-name="ce21" office:value-type="string" table:number-columns-spanned="2" table:number-rows-spanned="1">
            <text:p>食中毒です。今朝、何を食べましたか？何を飲みましたか？ / レタスを食べ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무 마리. / (1) 돌아가기 : 크로는 스스로. 미케는 내가 올렸다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dziesty ósm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agrałem "dzisiejszą melodię" (2) dźwięki "kan"-u -&gt; nowa metoda, którę zacząłem używać od ostatniej sesji. użyłem go ponow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6">
            <text:p>146</text:p>
          </table:table-cell>
          <table:table-cell table:style-name="ce3" table:formula="of:=[.B146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&lt;2&gt; to jest, kiedy przechodzę[go od "ocu"-a do "kan"-a, przed[before przejście[transition do "kan"-a, raz wracam[return do "podstawowego kształt ust". &lt;3&gt; po powrocie[return do tej bazy, następnie, przechodzę do kształtu "kan"-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من عشرين من حزيران</text:p>
          </table:table-cell>
          <table:table-cell table:style-name="ce21" office:value-type="string">
            <text:p>a'thaamini</text:p>
          </table:table-cell>
          <table:table-cell table:style-name="ce21" office:value-type="string">
            <text:p>it was monday, the twenty-eighth of june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بيست و هشتم ماه ژوئن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49">
            <text:p>14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30T17:00:42.07">
            <text:p>0630</text:p>
          </table:table-cell>
          <table:table-cell table:style-name="ce9" office:value-type="string">
            <text:p>v1-37</text:p>
          </table:table-cell>
          <table:table-cell table:style-name="ce18" office:value-type="string">
            <text:p>sễ gọi xe[car cấp cứu. / có bệnh viện nào[any gần đây / khi nào họ[they sễ đến không? / khoảng[about, mất[take 20 phút[minute.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4">
            <text:p>0630 <text:s/>173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2">
            <text:p>2</text:p>
          </table:table-cell>
          <table:table-cell table:style-name="ce6"/>
          <table:table-cell table:style-name="ce9" office:value-type="string">
            <text:p>v2-36</text:p>
          </table:table-cell>
          <table:table-cell table:style-name="ce18" office:value-type="string">
            <text:p>trời sễ mưa hôm nay. / bạn có ô không?</text:p>
          </table:table-cell>
          <table:table-cell table:style-name="ce21" office:value-type="string" table:number-columns-spanned="2" table:number-rows-spanned="1">
            <text:p>今日は、雨が降ります。傘を持って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9.96">
            <text:p>0630 <text:s/>173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크로마. 계단 아래 옹벽. (2) 미케는 오지 않다. &lt;2&gt; 아베리아 (아파트) 의 관목 장소. 거기에서 고앙이의 울음 소리. 내가 공원에 도착한 때. &lt;3&gt; 그 관목으로 가까워지면, 그 목소리는 떨어져 간다. &lt;4&gt; 그 목소리를 따라, 아파트의 집회소 옆에 온다. &lt;5&gt; 결론을 말하면, 그 목소리는 미케인 것이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2">
            <text:p>152</text:p>
          </table:table-cell>
          <table:table-cell table:style-name="ce3" table:formula="of:=[.B15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dwudziesty dziewiąty czerw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kolejne nowe ćwiczenie &lt;1&gt; sekwencja od niższego dźwięku do wyższego. jak dotąd, zrobiłem te ćwiczenie na tym samym dziurze. &lt;2&gt; wcoraj, użyłem różnego dziury dla każdego dźwięku. &lt;3&gt; sekwencja, którę ćwiczyłem, to od czwartej dziury w zakresie "kan"-u, <text:s/>do szóstej w zakresie "ocu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4">
            <text:p>15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5">
            <text:p>15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6">
            <text:p>15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7">
            <text:p>15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8">
            <text:p>15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9">
            <text:p>15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30T17:30:14.94">
            <text:p>0630 <text:s/>1730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30T17:30:14.92">
            <text:p>0630 <text:s/>173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30T17:30:19.99">
            <text:p>0630 <text:s/>1730</text:p>
          </table:table-cell>
          <table:table-cell table:style-name="ce7" table:formula="of:=NOW()" office:value-type="date" office:date-value="2021-06-30T17:30:19.99">
            <text:p>0630 <text:s/>173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30T17:30:19.99">
            <text:p>0630 <text:s/>173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7:30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30T17:30:18.59</dc:date>
    <dc:creator>iwabuchi ken</dc:creator>
    <meta:editing-duration>P4DT4H29M30S</meta:editing-duration>
    <meta:editing-cycles>601</meta:editing-cycles>
    <meta:generator>OpenOffice/4.1.3$Win32 OpenOffice.org_project/413m1$Build-9783</meta:generator>
    <meta:document-statistic meta:table-count="2" meta:cell-count="1364" meta:object-count="0"/>
  </office:meta>
</office:document-meta>
</file>